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opacity="0%" draw:textarea-horizontal-align="justify" draw:textarea-vertical-align="top" draw:auto-grow-height="false" fo:min-height="7.416cm" fo:min-width="26.9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81d41a" draw:marker-start-width="0.252cm" draw:marker-end-width="0.252cm" draw:opacity="0%" draw:textarea-horizontal-align="justify" draw:textarea-vertical-align="top" draw:auto-grow-height="false" fo:min-height="4.716cm" fo:min-width="4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683cm" fo:min-width="3.9cm"/>
      <style:paragraph-properties style:writing-mode="lr-tb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654cm" fo:min-width="3.404cm"/>
      <style:paragraph-properties style:writing-mode="lr-tb"/>
    </style:style>
    <style:style style:name="gr5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top" draw:auto-grow-height="false" fo:min-height="5.966cm" fo:min-width="6.96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683cm" fo:min-width="5.9cm"/>
      <style:paragraph-properties style:writing-mode="lr-tb"/>
    </style:style>
    <style:style style:name="gr7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top" draw:auto-grow-height="false" fo:min-height="5.966cm" fo:min-width="7.4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color="#000000" draw:opacity="0%" draw:textarea-horizontal-align="justify" draw:textarea-vertical-align="middle" draw:auto-grow-height="false" fo:min-height="0.683cm" fo:min-width="6.4cm"/>
      <style:paragraph-properties style:writing-mode="lr-tb"/>
    </style:style>
    <style:style style:name="gr9" style:family="graphic" style:parent-style-name="objectwithoutfill">
      <style:graphic-properties draw:stroke="solid" draw:stroke-dash="Dot" svg:stroke-width="0.212cm" svg:stroke-color="#ffffff" draw:marker-start-width="0.518cm" draw:marker-end-width="0.518cm" svg:stroke-linecap="butt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start" style:writing-mode="lr-tb"/>
      <style:text-properties fo:font-size="18.6000003814697pt"/>
    </style:style>
    <style:style style:name="P2" style:family="paragraph">
      <loext:graphic-properties draw:opacity="0%"/>
      <style:paragraph-properties fo:text-align="start" style:writing-mode="lr-tb"/>
      <style:text-properties fo:font-size="18.6000003814697pt"/>
    </style:style>
    <style:style style:name="P3" style:family="paragraph">
      <style:paragraph-properties fo:text-align="start" style:writing-mode="lr-tb"/>
      <style:text-properties fo:color="#81d41a" loext:opacity="100%" fo:font-size="18pt" style:font-size-asian="18pt" style:font-size-complex="18pt"/>
    </style:style>
    <style:style style:name="P4" style:family="paragraph">
      <loext:graphic-properties draw:opacity="0%"/>
      <style:paragraph-properties fo:text-align="start" style:writing-mode="lr-tb"/>
      <style:text-properties fo:color="#81d41a" loext:opacity="100%" fo:font-size="18pt" style:font-size-asian="18pt" style:font-size-complex="18pt"/>
    </style:style>
    <style:style style:name="P5" style:family="paragraph">
      <style:paragraph-properties fo:text-align="center" style:writing-mode="lr-tb"/>
      <style:text-properties fo:font-size="14.5pt" style:font-size-asian="14pt" style:font-size-complex="14pt"/>
    </style:style>
    <style:style style:name="P6" style:family="paragraph">
      <loext:graphic-properties draw:opacity="0%"/>
      <style:paragraph-properties fo:text-align="center" style:writing-mode="lr-tb"/>
      <style:text-properties fo:font-size="14.5pt" style:font-size-asian="14pt" style:font-size-complex="14pt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opacity="0%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start" style:writing-mode="lr-tb"/>
      <style:text-properties fo:color="#ff0000" loext:opacity="100%" fo:font-size="18pt" style:font-size-asian="18pt" style:font-size-complex="18pt"/>
    </style:style>
    <style:style style:name="P10" style:family="paragraph">
      <loext:graphic-properties draw:opacity="0%"/>
      <style:paragraph-properties fo:text-align="start" style:writing-mode="lr-tb"/>
      <style:text-properties fo:color="#ff0000" loext:opacity="100%"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8.6000003814697pt"/>
    </style:style>
    <style:style style:name="T2" style:family="text">
      <style:text-properties fo:color="#81d41a" loext:opacity="100%"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5cm" svg:height="7.7cm" svg:x="1.135cm" svg:y="1.635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5cm" svg:x="1.635cm" svg:y="2.635cm">
          <text:p text:style-name="P3"><text:span text:style-name="T2">Module Hydro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.033cm" svg:x="2.135cm" svg:y="3.635cm">
          <text:p text:style-name="P5"><text:span text:style-name="T3">HydroModul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4.5cm" svg:height="1.033cm" svg:x="2.135cm" svg:y="4.852cm">
          <text:p text:style-name="P7"><text:span text:style-name="T3">HydroModule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4.5cm" svg:height="1.033cm" svg:x="2.135cm" svg:y="6.135cm">
          <text:p text:style-name="P7"><text:span text:style-name="T3">Hydro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cm" svg:height="1cm" svg:x="24.135cm" svg:y="3.385cm">
          <text:p text:style-name="P5"><text:span text:style-name="T3">main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cm" svg:height="1cm" svg:x="24.135cm" svg:y="5.885cm">
          <text:p text:style-name="P5"><text:span text:style-name="T3">Code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cm" svg:height="1cm" svg:x="24.135cm" svg:y="4.635cm">
          <text:p text:style-name="P5"><text:span text:style-name="T3">CMakeLists.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cm" svg:height="1cm" svg:x="24.135cm" svg:y="7.135cm">
          <text:p text:style-name="P5"><text:span text:style-name="T3">Code.a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7.5cm" svg:height="6.25cm" svg:x="7.635cm" svg:y="2.635cm">
          <text:p text:style-name="P9"><text:span text:style-name="T4">Service PerfectGasEO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5cm" svg:height="1.033cm" svg:x="8.135cm" svg:y="3.635cm">
          <text:p text:style-name="P7"><text:span text:style-name="T3">PerfectGasEOSServic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5cm" svg:height="1.033cm" svg:x="8.135cm" svg:y="4.852cm">
          <text:p text:style-name="P7"><text:span text:style-name="T3">PerfectGasEOSService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5cm" svg:height="1.033cm" svg:x="8.135cm" svg:y="6.135cm">
          <text:p text:style-name="P7"><text:span text:style-name="T3">PerfectGasEOS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8cm" svg:height="6.25cm" svg:x="15.635cm" svg:y="2.635cm">
          <text:p text:style-name="P9"><text:span text:style-name="T4">Service StiffenedGasEO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cm" svg:height="1.033cm" svg:x="16.135cm" svg:y="3.635cm">
          <text:p text:style-name="P7"><text:span text:style-name="T3">StiffenedGasEOSService.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7cm" svg:height="1.033cm" svg:x="16.135cm" svg:y="4.852cm">
          <text:p text:style-name="P7"><text:span text:style-name="T3">StiffenedGasEOSService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7cm" svg:height="1.033cm" svg:x="16.135cm" svg:y="6.135cm">
          <text:p text:style-name="P7"><text:span text:style-name="T3">StiffenedGasEOS.ax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1" draw:layer="layout" svg:x1="15.635cm" svg:y1="7.135cm" svg:x2="15.635cm" svg:y2="8.635cm">
          <text:p/>
        </draw:line>
        <draw:line draw:style-name="gr9" draw:text-style-name="P11" draw:layer="layout" svg:x1="15.135cm" svg:y1="7.135cm" svg:x2="15.135cm" svg:y2="8.635cm">
          <text:p/>
        </draw:line>
        <draw:custom-shape draw:style-name="gr8" draw:text-style-name="P8" draw:layer="layout" svg:width="7cm" svg:height="1.033cm" svg:x="11.885cm" svg:y="7.352cm">
          <text:p text:style-name="P7"><text:span text:style-name="T3">IEquationOfState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3T15:37:05.444815669</meta:creation-date>
    <dc:date>2022-10-18T12:56:55.242047850</dc:date>
    <meta:editing-duration>PT25M37S</meta:editing-duration>
    <meta:editing-cycles>10</meta:editing-cycles>
    <meta:generator>LibreOffice/7.3.6.2$Linux_X86_64 LibreOffice_project/30$Build-2</meta:generator>
    <meta:document-statistic meta:object-count="20"/>
  </office:meta>
</office:document-meta>
</file>